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supportedEncodingException.UnsupportedEncoding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supportedEncodingException.UnsupportedEncoding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